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Footer">
      <style:text-properties officeooo:paragraph-rsid="009665e6"/>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9100a2" style:font-size-asian="12pt" style:language-asian="tr" style:country-asian="TR" style:font-weight-asian="normal" style:font-name-complex="Times New Roman" style:font-size-complex="12pt" style:font-weight-complex="normal"/>
    </style:style>
    <style:style style:name="P2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5ae5c" officeooo:paragraph-rsid="009100a2"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8f180f"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paragraph-rsid="004e8cf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c0d6d"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rsid="0055ae5c" officeooo:paragraph-rsid="009100a2"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none" fo:font-weight="bold" officeooo:rsid="007ab96d" officeooo:paragraph-rsid="009665e6" style:font-size-asian="12pt" style:language-asian="tr" style:country-asian="TR" style:font-style-asian="italic" style:font-weight-asian="bold" style:font-name-complex="Times New Roman" style:font-size-complex="12pt" style:font-style-complex="italic" style:font-weight-complex="bold"/>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9100a2" style:font-size-asian="12pt" style:language-asian="tr" style:country-asian="TR" style:font-weight-asian="normal" style:font-name-complex="Times New Roman" style:font-size-complex="12pt" style:font-weight-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180f"/>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9665e6"/>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949714"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T1" style:family="text">
      <style:text-properties officeooo:rsid="0045a579"/>
    </style:style>
    <style:style style:name="T2" style:family="text">
      <style:text-properties officeooo:rsid="0092e4ba"/>
    </style:style>
    <style:style style:name="T3" style:family="text">
      <style:text-properties officeooo:rsid="009665e6"/>
    </style:style>
    <style:style style:name="T4" style:family="text">
      <style:text-properties officeooo:rsid="009100a2"/>
    </style:style>
    <style:style style:name="T5"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T6"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style style:name="T7" style:family="text">
      <style:text-properties style:font-name="UKIJ Diwani" fo:font-size="12pt" fo:font-weight="normal" officeooo:rsid="00821128" style:font-size-asian="12pt" style:language-asian="tr" style:country-asian="TR" style:font-weight-asian="normal" style:font-name-complex="Times New Roman" style:font-size-complex="12pt" style:font-weight-complex="normal"/>
    </style:style>
    <style:style style:name="T8"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9"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0"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1"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2" style:family="text">
      <style:text-properties style:font-name="UKIJ Diwani" fo:font-size="12pt" fo:font-style="italic" officeooo:rsid="003b129e" style:font-size-asian="12pt" style:language-asian="tr" style:country-asian="TR" style:font-style-asian="italic" style:font-name-complex="Times New Roman" style:font-size-complex="12pt" style:font-style-complex="italic"/>
    </style:style>
    <style:style style:name="T13" style:family="text">
      <style:text-properties style:font-name="UKIJ Diwani" fo:font-size="12pt" fo:font-style="italic" officeooo:rsid="005192be" style:font-size-asian="12pt" style:language-asian="tr" style:country-asian="TR" style:font-style-asian="italic" style:font-name-complex="Times New Roman" style:font-size-complex="12pt" style:font-style-complex="italic"/>
    </style:style>
    <style:style style:name="T14"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5"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16"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style-complex="italic" style:font-weight-complex="normal"/>
    </style:style>
    <style:style style:name="T17"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8"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19"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20" style:family="text">
      <style:text-properties style:font-name="UKIJ Diwani" fo:font-size="12pt" fo:font-style="italic" style:text-underline-style="none" fo:font-weight="normal" officeooo:rsid="009100a2" style:font-size-asian="12pt" style:language-asian="tr" style:country-asian="TR" style:font-style-asian="italic" style:font-weight-asian="normal" style:font-name-complex="Times New Roman" style:font-size-complex="12pt" style:font-style-complex="italic" style:font-weight-complex="normal"/>
    </style:style>
    <style:style style:name="T21" style:family="text">
      <style:text-properties style:font-name="UKIJ Diwani" fo:font-size="12pt" fo:font-style="italic" style:text-underline-style="none" fo:font-weight="normal" officeooo:rsid="008f180f" style:font-size-asian="12pt" style:language-asian="tr" style:country-asian="TR" style:font-style-asian="italic" style:font-weight-asian="normal" style:font-name-complex="Times New Roman" style:font-size-complex="12pt" style:font-style-complex="italic" style:font-weight-complex="normal"/>
    </style:style>
    <style:style style:name="T22" style:family="text">
      <style:text-properties style:font-name="UKIJ Diwani" fo:font-size="12pt" style:font-size-asian="12pt" style:language-asian="tr" style:country-asian="TR" style:font-name-complex="Times New Roman" style:font-size-complex="12pt"/>
    </style:style>
    <style:style style:name="T23" style:family="text">
      <style:text-properties style:font-name="UKIJ Diwani" fo:font-size="12pt" officeooo:rsid="0014c035" style:font-size-asian="12pt" style:language-asian="tr" style:country-asian="TR" style:font-name-complex="Times New Roman" style:font-size-complex="12pt"/>
    </style:style>
    <style:style style:name="T24" style:family="text">
      <style:text-properties style:font-name="UKIJ Diwani" fo:font-size="12pt" officeooo:rsid="006fa4e9" style:font-size-asian="12pt" style:language-asian="tr" style:country-asian="TR" style:font-name-complex="Times New Roman" style:font-size-complex="12pt"/>
    </style:style>
    <style:style style:name="T25" style:family="text">
      <style:text-properties style:font-name="UKIJ Diwani" fo:font-size="12pt" officeooo:rsid="0047d350" style:font-size-asian="12pt" style:language-asian="tr" style:country-asian="TR" style:font-name-complex="Times New Roman" style:font-size-complex="12pt"/>
    </style:style>
    <style:style style:name="T26" style:family="text">
      <style:text-properties style:font-name="UKIJ Diwani" fo:font-size="12pt" officeooo:rsid="004a1f33" style:font-size-asian="12pt" style:language-asian="tr" style:country-asian="TR" style:font-name-complex="Times New Roman" style:font-size-complex="12pt"/>
    </style:style>
    <style:style style:name="T27" style:family="text">
      <style:text-properties style:font-name="UKIJ Diwani" fo:font-size="12pt" officeooo:rsid="005e4a91" style:font-size-asian="12pt" style:language-asian="tr" style:country-asian="TR" style:font-name-complex="Times New Roman" style:font-size-complex="12pt"/>
    </style:style>
    <style:style style:name="T28" style:family="text">
      <style:text-properties style:font-name="UKIJ Diwani" fo:font-size="12pt" officeooo:rsid="007e3d08" style:font-size-asian="12pt" style:language-asian="tr" style:country-asian="TR" style:font-name-complex="Times New Roman" style:font-size-complex="12pt"/>
    </style:style>
    <style:style style:name="T29" style:family="text">
      <style:text-properties style:font-name="UKIJ Diwani" fo:font-size="12pt" officeooo:rsid="003b129e" style:font-size-asian="12pt" style:language-asian="tr" style:country-asian="TR" style:font-name-complex="Times New Roman" style:font-size-complex="12pt"/>
    </style:style>
    <style:style style:name="T30" style:family="text">
      <style:text-properties style:font-name="UKIJ Diwani" fo:font-size="12pt" officeooo:rsid="00821128" style:font-size-asian="12pt" style:language-asian="tr" style:country-asian="TR" style:font-name-complex="Times New Roman" style:font-size-complex="12pt"/>
    </style:style>
    <style:style style:name="T31" style:family="text">
      <style:text-properties style:font-name="UKIJ Diwani" fo:font-size="12pt" officeooo:rsid="009100a2" style:font-size-asian="12pt" style:language-asian="tr" style:country-asian="TR" style:font-name-complex="Times New Roman" style:font-size-complex="12pt"/>
    </style:style>
    <style:style style:name="T32" style:family="text">
      <style:text-properties style:font-name="UKIJ Diwani" fo:font-size="12pt" officeooo:rsid="009665e6" style:font-size-asian="12pt" style:language-asian="tr" style:country-asian="TR" style:font-name-complex="Times New Roman" style:font-size-complex="12pt"/>
    </style:style>
    <style:style style:name="T33" style:family="text">
      <style:text-properties style:font-name="UKIJ Diwani" fo:font-size="12pt" fo:font-weight="bold" style:font-size-asian="12pt" style:language-asian="tr" style:country-asian="TR" style:font-weight-asian="bold" style:font-name-complex="Times New Roman" style:font-size-complex="12pt" style:font-weight-complex="bold"/>
    </style:style>
    <style:style style:name="T34"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35" style:family="text">
      <style:text-properties style:font-name="UKIJ Diwani" fo:font-size="12pt" fo:font-weight="bold" officeooo:rsid="003b129e" style:font-size-asian="12pt" style:language-asian="tr" style:country-asian="TR" style:font-weight-asian="bold" style:font-name-complex="Times New Roman" style:font-size-complex="12pt" style:font-weight-complex="bold"/>
    </style:style>
    <style:style style:name="T36" style:family="text">
      <style:text-properties style:font-name="UKIJ Diwani" fo:font-size="12pt" fo:font-weight="bold" officeooo:rsid="00821128" style:font-size-asian="12pt" style:language-asian="tr" style:country-asian="TR" style:font-weight-asian="bold" style:font-name-complex="Times New Roman" style:font-size-complex="12pt" style:font-weight-complex="bold"/>
    </style:style>
    <style:style style:name="T37" style:family="text">
      <style:text-properties style:font-name="UKIJ Diwani" fo:font-size="12pt" fo:font-weight="bold" officeooo:rsid="0083f865" style:font-size-asian="12pt" style:language-asian="tr" style:country-asian="TR" style:font-weight-asian="bold" style:font-name-complex="Times New Roman" style:font-size-complex="12pt" style:font-weight-complex="bold"/>
    </style:style>
    <style:style style:name="T38" style:family="text">
      <style:text-properties style:font-name="UKIJ Diwani" fo:font-size="12pt" fo:font-weight="bold" officeooo:rsid="007e3d08" style:font-size-asian="12pt" style:language-asian="tr" style:country-asian="TR" style:font-weight-asian="bold" style:font-name-complex="Times New Roman" style:font-size-complex="12pt" style:font-weight-complex="bold"/>
    </style:style>
    <style:style style:name="T39" style:family="text">
      <style:text-properties style:font-name="UKIJ Diwani" fo:font-size="12pt" fo:font-weight="bold" officeooo:rsid="00875977" style:font-size-asian="12pt" style:language-asian="tr" style:country-asian="TR" style:font-weight-asian="bold" style:font-name-complex="Times New Roman" style:font-size-complex="12pt" style:font-weight-complex="bold"/>
    </style:style>
    <style:style style:name="T40" style:family="text">
      <style:text-properties style:font-name="UKIJ Diwani" fo:font-size="12pt" fo:font-weight="bold" officeooo:rsid="008f180f" style:font-size-asian="12pt" style:language-asian="tr" style:country-asian="TR" style:font-weight-asian="bold" style:font-name-complex="Times New Roman" style:font-size-complex="12pt" style:font-weight-complex="bold"/>
    </style:style>
    <style:style style:name="T41"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42"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43"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44" style:family="text">
      <style:text-properties style:font-name="UKIJ Diwani" fo:font-size="12pt" fo:font-weight="bold" officeooo:rsid="008fbb17" style:font-size-asian="12pt" style:language-asian="tr" style:country-asian="TR" style:font-weight-asian="bold" style:font-name-complex="Times New Roman" style:font-size-complex="12pt" style:font-weight-complex="bold"/>
    </style:style>
    <style:style style:name="T45" style:family="text">
      <style:text-properties style:font-name="UKIJ Diwani" fo:font-size="12pt" fo:font-weight="bold" officeooo:rsid="009100a2" style:font-size-asian="12pt" style:language-asian="tr" style:country-asian="TR" style:font-weight-asian="bold" style:font-name-complex="Times New Roman" style:font-size-complex="12pt" style:font-weight-complex="bold"/>
    </style:style>
    <style:style style:name="T46" style:family="text">
      <style:text-properties style:font-name="UKIJ Diwani" fo:font-size="12pt" fo:font-style="normal" fo:font-weight="normal" officeooo:rsid="0047d350" style:font-size-asian="12pt" style:font-style-asian="normal" style:font-weight-asian="normal" style:font-name-complex="Times New Roman1" style:font-size-complex="12pt" style:font-weight-complex="normal"/>
    </style:style>
    <style:style style:name="T47" style:family="text">
      <style:text-properties style:font-name="UKIJ Diwani" fo:font-size="12pt" fo:font-style="normal" fo:font-weight="normal" officeooo:rsid="007390b8" style:font-size-asian="12pt" style:font-style-asian="normal" style:font-weight-asian="normal" style:font-name-complex="Times New Roman1" style:font-size-complex="12pt" style:font-weight-complex="normal"/>
    </style:style>
    <style:style style:name="T48" style:family="text">
      <style:text-properties style:font-name="UKIJ Diwani" fo:font-size="12pt" fo:font-style="normal" fo:font-weight="bold" officeooo:rsid="005192be" style:font-size-asian="12pt" style:font-style-asian="normal" style:font-weight-asian="bold" style:font-name-complex="Times New Roman1" style:font-size-complex="12pt" style:font-weight-complex="bold"/>
    </style:style>
    <style:style style:name="T49" style:family="text">
      <style:text-properties style:font-name="UKIJ Diwani" fo:font-size="12pt" fo:font-style="normal" fo:font-weight="bold" officeooo:rsid="00632b9b" style:font-size-asian="12pt" style:font-style-asian="normal" style:font-weight-asian="bold" style:font-name-complex="Times New Roman1" style:font-size-complex="12pt" style:font-weight-complex="bold"/>
    </style:style>
    <style:style style:name="T50" style:family="text">
      <style:text-properties style:font-name="UKIJ Diwani" fo:font-size="12pt" fo:font-style="normal" fo:font-weight="bold" officeooo:rsid="006fa4e9" style:font-size-asian="12pt" style:font-style-asian="normal" style:font-weight-asian="bold" style:font-name-complex="Times New Roman1" style:font-size-complex="12pt" style:font-weight-complex="bold"/>
    </style:style>
    <style:style style:name="T51" style:family="text">
      <style:text-properties style:font-name="UKIJ Diwani" fo:font-size="12pt" fo:font-style="normal" fo:font-weight="bold" officeooo:rsid="00821128" style:font-size-asian="12pt" style:font-style-asian="normal" style:font-weight-asian="bold" style:font-name-complex="Times New Roman1" style:font-size-complex="12pt" style:font-weight-complex="bold"/>
    </style:style>
    <style:style style:name="T52" style:family="text">
      <style:text-properties style:font-name="UKIJ Diwani" fo:font-size="12pt" fo:font-style="normal" fo:font-weight="bold" officeooo:rsid="009100a2" style:font-size-asian="12pt" style:font-style-asian="normal" style:font-weight-asian="bold" style:font-name-complex="Times New Roman1" style:font-size-complex="12pt" style:font-weight-complex="bold"/>
    </style:style>
    <style:style style:name="T53" style:family="text">
      <style:text-properties style:font-name="UKIJ Diwani" style:language-asian="tr" style:country-asian="TR" style:font-name-complex="Times New Roman"/>
    </style:style>
    <style:style style:name="T54" style:family="text">
      <style:text-properties style:font-name="UKIJ Diwani" officeooo:rsid="002b0bb3" style:language-asian="tr" style:country-asian="TR" style:font-name-complex="Times New Roman"/>
    </style:style>
    <style:style style:name="T55" style:family="text">
      <style:text-properties style:font-name="UKIJ Diwani" officeooo:rsid="0033b636" style:language-asian="tr" style:country-asian="TR" style:font-name-complex="Times New Roman"/>
    </style:style>
    <style:style style:name="T56" style:family="text">
      <style:text-properties style:font-name="UKIJ Diwani" officeooo:rsid="001ab6fb" style:language-asian="tr" style:country-asian="TR" style:font-name-complex="Times New Roman"/>
    </style:style>
    <style:style style:name="T57" style:family="text">
      <style:text-properties style:font-name="UKIJ Diwani" officeooo:rsid="00875977" style:language-asian="tr" style:country-asian="TR" style:font-name-complex="Times New Roman"/>
    </style:style>
    <style:style style:name="T58" style:family="text">
      <style:text-properties style:font-name="UKIJ Diwani" officeooo:rsid="00512536" style:language-asian="tr" style:country-asian="TR" style:font-name-complex="Times New Roman"/>
    </style:style>
    <style:style style:name="T59" style:family="text">
      <style:text-properties style:font-name="UKIJ Diwani" officeooo:rsid="003d6035" style:language-asian="tr" style:country-asian="TR" style:font-name-complex="Times New Roman"/>
    </style:style>
    <style:style style:name="T60" style:family="text">
      <style:text-properties style:font-name="UKIJ Diwani" officeooo:rsid="0013588f" style:language-asian="tr" style:country-asian="TR" style:font-name-complex="Times New Roman"/>
    </style:style>
    <style:style style:name="T61" style:family="text">
      <style:text-properties style:font-name="UKIJ Diwani" officeooo:rsid="003b129e" style:language-asian="tr" style:country-asian="TR" style:font-name-complex="Times New Roman"/>
    </style:style>
    <style:style style:name="T62" style:family="text">
      <style:text-properties style:font-name="UKIJ Diwani" officeooo:rsid="003d13be" style:language-asian="tr" style:country-asian="TR" style:font-name-complex="Times New Roman"/>
    </style:style>
    <style:style style:name="T63" style:family="text">
      <style:text-properties style:font-name="UKIJ Diwani" officeooo:rsid="00443595" style:language-asian="tr" style:country-asian="TR" style:font-name-complex="Times New Roman"/>
    </style:style>
    <style:style style:name="T64" style:family="text">
      <style:text-properties style:font-name="UKIJ Diwani" officeooo:rsid="003c9814" style:language-asian="tr" style:country-asian="TR" style:font-name-complex="Times New Roman"/>
    </style:style>
    <style:style style:name="T65" style:family="text">
      <style:text-properties fo:font-weight="normal" style:font-weight-asian="normal"/>
    </style:style>
    <style:style style:name="T66" style:family="text">
      <style:text-properties fo:font-weight="normal" style:font-weight-asian="normal" style:font-weight-complex="normal"/>
    </style:style>
    <style:style style:name="T67" style:family="text">
      <style:text-properties fo:font-weight="normal" officeooo:rsid="00172ad1" style:font-weight-asian="normal" style:font-weight-complex="normal"/>
    </style:style>
    <style:style style:name="T68" style:family="text">
      <style:text-properties fo:font-weight="normal" officeooo:rsid="001cc920" style:font-weight-asian="normal" style:font-weight-complex="normal"/>
    </style:style>
    <style:style style:name="T69" style:family="text">
      <style:text-properties fo:font-weight="normal" officeooo:rsid="001f62ef" style:font-weight-asian="normal" style:font-weight-complex="normal"/>
    </style:style>
    <style:style style:name="T70" style:family="text">
      <style:text-properties fo:font-weight="normal" officeooo:rsid="00443595" style:font-weight-asian="normal" style:font-weight-complex="normal"/>
    </style:style>
    <style:style style:name="T71" style:family="text">
      <style:text-properties fo:font-weight="normal" officeooo:rsid="004d17d8" style:font-weight-asian="normal" style:font-weight-complex="normal"/>
    </style:style>
    <style:style style:name="T72" style:family="text">
      <style:text-properties fo:font-weight="normal" officeooo:rsid="0075a0c7" style:font-weight-asian="normal" style:font-weight-complex="normal"/>
    </style:style>
    <style:style style:name="T73" style:family="text">
      <style:text-properties fo:font-weight="normal" officeooo:rsid="009100a2" style:font-weight-asian="normal" style:font-weight-complex="normal"/>
    </style:style>
    <style:style style:name="T74" style:family="text">
      <style:text-properties fo:font-weight="normal" officeooo:rsid="008f180f" style:font-weight-asian="normal" style:font-weight-complex="normal"/>
    </style:style>
    <style:style style:name="T75" style:family="text">
      <style:text-properties fo:font-weight="normal" style:language-asian="tr" style:country-asian="TR" style:font-weight-asian="normal" style:font-name-complex="Times New Roman" style:font-weight-complex="normal"/>
    </style:style>
    <style:style style:name="T76" style:family="text">
      <style:text-properties fo:font-weight="normal" officeooo:rsid="00310090" style:language-asian="tr" style:country-asian="TR" style:font-weight-asian="normal" style:font-name-complex="Times New Roman" style:font-weight-complex="normal"/>
    </style:style>
    <style:style style:name="T77" style:family="text">
      <style:text-properties fo:font-weight="normal" officeooo:rsid="0038a6b6" style:language-asian="tr" style:country-asian="TR" style:font-weight-asian="normal" style:font-name-complex="Times New Roman" style:font-weight-complex="normal"/>
    </style:style>
    <style:style style:name="T78" style:family="text">
      <style:text-properties fo:font-weight="normal" officeooo:rsid="0043c25c" style:language-asian="tr" style:country-asian="TR" style:font-weight-asian="normal" style:font-name-complex="Times New Roman" style:font-weight-complex="normal"/>
    </style:style>
    <style:style style:name="T79" style:family="text">
      <style:text-properties fo:font-weight="normal" officeooo:rsid="00455e00" style:language-asian="tr" style:country-asian="TR" style:font-weight-asian="normal" style:font-name-complex="Times New Roman" style:font-weight-complex="normal"/>
    </style:style>
    <style:style style:name="T80" style:family="text">
      <style:text-properties fo:font-weight="normal" officeooo:rsid="0097ef5f" style:language-asian="tr" style:country-asian="TR" style:font-weight-asian="normal" style:font-name-complex="Times New Roman" style:font-weight-complex="normal"/>
    </style:style>
    <style:style style:name="T81" style:family="text">
      <style:text-properties fo:font-weight="normal" officeooo:rsid="003c3a02" style:language-asian="tr" style:country-asian="TR" style:font-weight-asian="normal" style:font-weight-complex="normal"/>
    </style:style>
    <style:style style:name="T82" style:family="text">
      <style:text-properties fo:font-weight="normal" officeooo:rsid="00374a74" style:language-asian="tr" style:country-asian="TR" style:font-weight-asian="normal" style:font-weight-complex="normal"/>
    </style:style>
    <style:style style:name="T83" style:family="text">
      <style:text-properties fo:font-weight="normal" officeooo:rsid="0014a809" style:language-asian="tr" style:country-asian="TR" style:font-weight-asian="normal" style:font-weight-complex="normal"/>
    </style:style>
    <style:style style:name="T84" style:family="text">
      <style:text-properties fo:font-weight="normal" officeooo:rsid="006fa4e9" style:language-asian="tr" style:country-asian="TR" style:font-weight-asian="normal" style:font-weight-complex="normal"/>
    </style:style>
    <style:style style:name="T85" style:family="text">
      <style:text-properties officeooo:rsid="00172ad1"/>
    </style:style>
    <style:style style:name="T86" style:family="text">
      <style:text-properties officeooo:rsid="00191904"/>
    </style:style>
    <style:style style:name="T87" style:family="text">
      <style:text-properties officeooo:rsid="001b7644"/>
    </style:style>
    <style:style style:name="T88" style:family="text">
      <style:text-properties officeooo:rsid="001cc920"/>
    </style:style>
    <style:style style:name="T89" style:family="text">
      <style:text-properties officeooo:rsid="001e1f00"/>
    </style:style>
    <style:style style:name="T90" style:family="text">
      <style:text-properties fo:font-weight="bold" style:font-weight-asian="bold" style:font-weight-complex="bold"/>
    </style:style>
    <style:style style:name="T91" style:family="text">
      <style:text-properties fo:font-weight="bold" officeooo:rsid="0024c625" style:font-weight-asian="bold" style:font-weight-complex="bold"/>
    </style:style>
    <style:style style:name="T92" style:family="text">
      <style:text-properties fo:font-weight="bold" officeooo:rsid="002572b2" style:font-weight-asian="bold" style:font-weight-complex="bold"/>
    </style:style>
    <style:style style:name="T93" style:family="text">
      <style:text-properties fo:font-weight="bold" officeooo:rsid="00275b19" style:font-weight-asian="bold" style:font-weight-complex="bold"/>
    </style:style>
    <style:style style:name="T94" style:family="text">
      <style:text-properties fo:font-weight="bold" officeooo:rsid="00298cb2" style:font-weight-asian="bold" style:font-weight-complex="bold"/>
    </style:style>
    <style:style style:name="T95" style:family="text">
      <style:text-properties fo:font-weight="bold" officeooo:rsid="002a4e45" style:font-weight-asian="bold" style:font-weight-complex="bold"/>
    </style:style>
    <style:style style:name="T96" style:family="text">
      <style:text-properties fo:font-weight="bold" officeooo:rsid="0043c25c" style:font-weight-asian="bold" style:font-weight-complex="bold"/>
    </style:style>
    <style:style style:name="T97" style:family="text">
      <style:text-properties fo:font-weight="bold" officeooo:rsid="004419e8" style:font-weight-asian="bold" style:font-weight-complex="bold"/>
    </style:style>
    <style:style style:name="T98" style:family="text">
      <style:text-properties fo:font-weight="bold" officeooo:rsid="00443595" style:font-weight-asian="bold" style:font-weight-complex="bold"/>
    </style:style>
    <style:style style:name="T99" style:family="text">
      <style:text-properties fo:font-weight="bold" officeooo:rsid="00455e00" style:font-weight-asian="bold" style:font-weight-complex="bold"/>
    </style:style>
    <style:style style:name="T100" style:family="text">
      <style:text-properties fo:font-weight="bold" style:language-asian="tr" style:country-asian="TR" style:font-weight-asian="bold" style:font-name-complex="Times New Roman" style:font-weight-complex="bold"/>
    </style:style>
    <style:style style:name="T101" style:family="text">
      <style:text-properties fo:font-weight="bold" officeooo:rsid="002a4e45" style:language-asian="tr" style:country-asian="TR" style:font-weight-asian="bold" style:font-name-complex="Times New Roman" style:font-weight-complex="bold"/>
    </style:style>
    <style:style style:name="T102" style:family="text">
      <style:text-properties fo:font-weight="bold" officeooo:rsid="00455e00" style:language-asian="tr" style:country-asian="TR" style:font-weight-asian="bold" style:font-name-complex="Times New Roman" style:font-weight-complex="bold"/>
    </style:style>
    <style:style style:name="T103" style:family="text">
      <style:text-properties fo:font-weight="bold" officeooo:rsid="002bcdb2" style:language-asian="tr" style:country-asian="TR" style:font-weight-asian="bold" style:font-name-complex="Times New Roman" style:font-weight-complex="bold"/>
    </style:style>
    <style:style style:name="T104" style:family="text">
      <style:text-properties fo:letter-spacing="0.011cm"/>
    </style:style>
    <style:style style:name="T105" style:family="text">
      <style:text-properties officeooo:rsid="001f62ef"/>
    </style:style>
    <style:style style:name="T106" style:family="text">
      <style:text-properties officeooo:rsid="0023f1ec"/>
    </style:style>
    <style:style style:name="T107" style:family="text">
      <style:text-properties officeooo:rsid="0024c625"/>
    </style:style>
    <style:style style:name="T108" style:family="text">
      <style:text-properties fo:font-style="normal" fo:font-weight="bold" officeooo:rsid="00172ad1" style:font-style-asian="normal" style:font-weight-asian="bold" style:font-name-complex="Times New Roman1" style:font-weight-complex="bold"/>
    </style:style>
    <style:style style:name="T109" style:family="text">
      <style:text-properties fo:font-style="normal" fo:font-weight="bold" officeooo:rsid="002572b2" style:font-style-asian="normal" style:font-weight-asian="bold" style:font-name-complex="Times New Roman1" style:font-weight-complex="bold"/>
    </style:style>
    <style:style style:name="T110" style:family="text">
      <style:text-properties fo:font-style="normal" fo:font-weight="bold" style:font-style-asian="normal" style:font-weight-asian="bold" style:font-name-complex="Times New Roman1" style:font-weight-complex="normal"/>
    </style:style>
    <style:style style:name="T111" style:family="text">
      <style:text-properties fo:font-style="normal" fo:font-weight="bold" officeooo:rsid="0024c625" style:font-style-asian="normal" style:font-weight-asian="bold" style:font-name-complex="Times New Roman1" style:font-weight-complex="normal"/>
    </style:style>
    <style:style style:name="T112" style:family="text">
      <style:text-properties fo:font-style="normal" fo:font-weight="bold" officeooo:rsid="002572b2" style:font-style-asian="normal" style:font-weight-asian="bold" style:font-name-complex="Times New Roman1" style:font-weight-complex="normal"/>
    </style:style>
    <style:style style:name="T113" style:family="text">
      <style:text-properties fo:font-style="normal" fo:font-weight="bold" officeooo:rsid="00275b19" style:font-style-asian="normal" style:font-weight-asian="bold" style:font-name-complex="Times New Roman1" style:font-weight-complex="normal"/>
    </style:style>
    <style:style style:name="T114" style:family="text">
      <style:text-properties fo:font-style="normal" fo:font-weight="bold" officeooo:rsid="00298cb2" style:font-style-asian="normal" style:font-weight-asian="bold" style:font-name-complex="Times New Roman1" style:font-weight-complex="normal"/>
    </style:style>
    <style:style style:name="T115" style:family="text">
      <style:text-properties fo:font-style="normal" fo:font-weight="bold" officeooo:rsid="002a4e45" style:font-style-asian="normal" style:font-weight-asian="bold" style:font-name-complex="Times New Roman1" style:font-weight-complex="normal"/>
    </style:style>
    <style:style style:name="T116" style:family="text">
      <style:text-properties fo:font-style="normal" fo:font-weight="bold" officeooo:rsid="005192be" style:font-style-asian="normal" style:font-weight-asian="bold" style:font-name-complex="Times New Roman1" style:font-weight-complex="normal"/>
    </style:style>
    <style:style style:name="T117" style:family="text">
      <style:text-properties fo:font-style="normal" fo:font-weight="normal" style:font-style-asian="normal" style:font-weight-asian="normal" style:font-name-complex="Times New Roman1" style:font-weight-complex="normal"/>
    </style:style>
    <style:style style:name="T118" style:family="text">
      <style:text-properties fo:font-style="normal" fo:font-weight="normal" officeooo:rsid="00172ad1" style:font-style-asian="normal" style:font-weight-asian="normal" style:font-name-complex="Times New Roman1" style:font-weight-complex="normal"/>
    </style:style>
    <style:style style:name="T119" style:family="text">
      <style:text-properties fo:font-style="normal" fo:font-weight="normal" officeooo:rsid="00275b19" style:font-style-asian="normal" style:font-weight-asian="normal" style:font-name-complex="Times New Roman1" style:font-weight-complex="normal"/>
    </style:style>
    <style:style style:name="T120" style:family="text">
      <style:text-properties fo:font-style="normal" fo:font-weight="normal" officeooo:rsid="0023f1ec" style:font-style-asian="normal" style:font-weight-asian="normal" style:font-name-complex="Times New Roman1" style:font-weight-complex="normal"/>
    </style:style>
    <style:style style:name="T121" style:family="text">
      <style:text-properties fo:font-style="normal" fo:font-weight="normal" officeooo:rsid="0043c25c" style:font-style-asian="normal" style:font-weight-asian="normal" style:font-name-complex="Times New Roman1" style:font-weight-complex="normal"/>
    </style:style>
    <style:style style:name="T122" style:family="text">
      <style:text-properties fo:font-style="normal" fo:font-weight="normal" officeooo:rsid="002572b2" style:font-style-asian="normal" style:font-weight-asian="normal" style:font-name-complex="Times New Roman1" style:font-weight-complex="normal"/>
    </style:style>
    <style:style style:name="T123" style:family="text">
      <style:text-properties fo:font-style="normal" fo:font-weight="normal" officeooo:rsid="00455e00" style:font-style-asian="normal" style:font-weight-asian="normal" style:font-name-complex="Times New Roman1" style:font-weight-complex="normal"/>
    </style:style>
    <style:style style:name="T124" style:family="text">
      <style:text-properties fo:font-style="normal" style:font-style-asian="normal" style:font-name-complex="Times New Roman1" style:font-weight-complex="normal"/>
    </style:style>
    <style:style style:name="T125" style:family="text">
      <style:text-properties fo:font-style="normal" officeooo:rsid="00172ad1" style:font-style-asian="normal" style:font-name-complex="Times New Roman1" style:font-weight-complex="normal"/>
    </style:style>
    <style:style style:name="T126" style:family="text">
      <style:text-properties fo:font-style="normal" officeooo:rsid="00275b19" style:font-style-asian="normal" style:font-name-complex="Times New Roman1" style:font-weight-complex="normal"/>
    </style:style>
    <style:style style:name="T127" style:family="text">
      <style:text-properties fo:font-style="normal" officeooo:rsid="0024c625" style:font-style-asian="normal" style:font-name-complex="Times New Roman1" style:font-weight-complex="normal"/>
    </style:style>
    <style:style style:name="T128" style:family="text">
      <style:text-properties fo:font-style="normal" officeooo:rsid="0043c25c" style:font-style-asian="normal" style:font-name-complex="Times New Roman1" style:font-weight-complex="normal"/>
    </style:style>
    <style:style style:name="T129" style:family="text">
      <style:text-properties fo:font-style="normal" style:language-asian="tr" style:country-asian="TR" style:font-style-asian="normal" style:font-name-complex="Times New Roman" style:font-weight-complex="normal"/>
    </style:style>
    <style:style style:name="T130" style:family="text">
      <style:text-properties fo:font-style="normal" officeooo:rsid="00496a67" style:language-asian="tr" style:country-asian="TR" style:font-style-asian="normal" style:font-name-complex="Times New Roman" style:font-weight-complex="normal"/>
    </style:style>
    <style:style style:name="T131" style:family="text">
      <style:text-properties fo:font-style="normal" officeooo:rsid="00443595" style:language-asian="tr" style:country-asian="TR" style:font-style-asian="normal" style:font-name-complex="Times New Roman" style:font-weight-complex="normal"/>
    </style:style>
    <style:style style:name="T132" style:family="text">
      <style:text-properties fo:font-style="normal" officeooo:rsid="003d13be" style:language-asian="tr" style:country-asian="TR" style:font-style-asian="normal" style:font-name-complex="Times New Roman" style:font-weight-complex="normal"/>
    </style:style>
    <style:style style:name="T133" style:family="text">
      <style:text-properties fo:font-style="normal" officeooo:rsid="003b129e" style:language-asian="tr" style:country-asian="TR" style:font-style-asian="normal" style:font-name-complex="Times New Roman" style:font-weight-complex="normal"/>
    </style:style>
    <style:style style:name="T134" style:family="text">
      <style:text-properties fo:font-style="normal" officeooo:rsid="003c9814" style:language-asian="tr" style:country-asian="TR" style:font-style-asian="normal" style:font-name-complex="Times New Roman" style:font-weight-complex="normal"/>
    </style:style>
    <style:style style:name="T135" style:family="text">
      <style:text-properties fo:font-style="normal" officeooo:rsid="0056ecfa" style:language-asian="tr" style:country-asian="TR" style:font-style-asian="normal" style:font-name-complex="Times New Roman" style:font-weight-complex="normal"/>
    </style:style>
    <style:style style:name="T136" style:family="text">
      <style:text-properties fo:font-style="normal" officeooo:rsid="007e3d08" style:language-asian="tr" style:country-asian="TR" style:font-style-asian="normal" style:font-name-complex="Times New Roman" style:font-weight-complex="normal"/>
    </style:style>
    <style:style style:name="T137" style:family="text">
      <style:text-properties fo:font-style="normal" officeooo:rsid="008f180f" style:language-asian="tr" style:country-asian="TR" style:font-style-asian="normal" style:font-name-complex="Times New Roman" style:font-weight-complex="normal"/>
    </style:style>
    <style:style style:name="T138"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39" style:family="text">
      <style:text-properties fo:language="tr" fo:country="TR" fo:font-weight="bold" style:font-weight-asian="bold" style:font-name-complex="Times New Roman1" style:font-weight-complex="bold"/>
    </style:style>
    <style:style style:name="T140" style:family="text">
      <style:text-properties fo:language="tr" fo:country="TR" fo:font-weight="bold" officeooo:rsid="0024c625" style:font-weight-asian="bold" style:font-name-complex="Times New Roman1" style:font-weight-complex="bold"/>
    </style:style>
    <style:style style:name="T141" style:family="text">
      <style:text-properties fo:language="tr" fo:country="TR" fo:font-weight="bold" officeooo:rsid="0043c25c" style:font-weight-asian="bold" style:font-name-complex="Times New Roman1" style:font-weight-complex="bold"/>
    </style:style>
    <style:style style:name="T142" style:family="text">
      <style:text-properties fo:language="tr" fo:country="TR" fo:font-style="normal" fo:font-weight="bold" style:font-style-asian="normal" style:font-weight-asian="bold" style:font-name-complex="Times New Roman1" style:font-weight-complex="normal"/>
    </style:style>
    <style:style style:name="T143" style:family="text">
      <style:text-properties fo:language="tr" fo:country="TR" fo:font-style="normal" fo:font-weight="normal" style:font-style-asian="normal" style:font-weight-asian="normal" style:font-name-complex="Times New Roman1" style:font-weight-complex="normal"/>
    </style:style>
    <style:style style:name="T144" style:family="text">
      <style:text-properties fo:language="tr" fo:country="TR" fo:font-style="normal" fo:font-weight="normal" officeooo:rsid="004c1294" style:font-style-asian="normal" style:font-weight-asian="normal" style:font-name-complex="Times New Roman1" style:font-weight-complex="normal"/>
    </style:style>
    <style:style style:name="T145" style:family="text">
      <style:text-properties fo:language="tr" fo:country="TR" style:font-name-complex="Times New Roman1"/>
    </style:style>
    <style:style style:name="T146" style:family="text">
      <style:text-properties fo:language="tr" fo:country="TR" officeooo:rsid="00172ad1" style:font-name-complex="Times New Roman1"/>
    </style:style>
    <style:style style:name="T147" style:family="text">
      <style:text-properties fo:language="tr" fo:country="TR" officeooo:rsid="0043c25c" style:font-name-complex="Times New Roman1"/>
    </style:style>
    <style:style style:name="T148" style:family="text">
      <style:text-properties fo:language="tr" fo:country="TR" officeooo:rsid="004c1294" style:font-name-complex="Times New Roman1"/>
    </style:style>
    <style:style style:name="T149" style:family="text">
      <style:text-properties officeooo:rsid="002b0bb3"/>
    </style:style>
    <style:style style:name="T150" style:family="text">
      <style:text-properties style:language-asian="tr" style:country-asian="TR" style:font-name-complex="Times New Roman"/>
    </style:style>
    <style:style style:name="T151" style:family="text">
      <style:text-properties officeooo:rsid="00172ad1" style:language-asian="tr" style:country-asian="TR" style:font-name-complex="Times New Roman"/>
    </style:style>
    <style:style style:name="T152" style:family="text">
      <style:text-properties officeooo:rsid="002bcdb2" style:language-asian="tr" style:country-asian="TR" style:font-name-complex="Times New Roman"/>
    </style:style>
    <style:style style:name="T153" style:family="text">
      <style:text-properties officeooo:rsid="00310090" style:language-asian="tr" style:country-asian="TR" style:font-name-complex="Times New Roman"/>
    </style:style>
    <style:style style:name="T154" style:family="text">
      <style:text-properties officeooo:rsid="0033b636" style:language-asian="tr" style:country-asian="TR" style:font-name-complex="Times New Roman"/>
    </style:style>
    <style:style style:name="T155" style:family="text">
      <style:text-properties officeooo:rsid="003aa60a" style:language-asian="tr" style:country-asian="TR" style:font-name-complex="Times New Roman"/>
    </style:style>
    <style:style style:name="T156" style:family="text">
      <style:text-properties officeooo:rsid="0013e64a" style:language-asian="tr" style:country-asian="TR" style:font-name-complex="Times New Roman"/>
    </style:style>
    <style:style style:name="T157" style:family="text">
      <style:text-properties officeooo:rsid="003b129e" style:language-asian="tr" style:country-asian="TR" style:font-name-complex="Times New Roman"/>
    </style:style>
    <style:style style:name="T158" style:family="text">
      <style:text-properties officeooo:rsid="0022f6e7" style:language-asian="tr" style:country-asian="TR" style:font-name-complex="Times New Roman"/>
    </style:style>
    <style:style style:name="T159" style:family="text">
      <style:text-properties officeooo:rsid="003c3a02" style:language-asian="tr" style:country-asian="TR" style:font-name-complex="Times New Roman"/>
    </style:style>
    <style:style style:name="T160" style:family="text">
      <style:text-properties officeooo:rsid="003c9814" style:language-asian="tr" style:country-asian="TR" style:font-name-complex="Times New Roman"/>
    </style:style>
    <style:style style:name="T161" style:family="text">
      <style:text-properties officeooo:rsid="003d13be" style:language-asian="tr" style:country-asian="TR" style:font-name-complex="Times New Roman"/>
    </style:style>
    <style:style style:name="T162" style:family="text">
      <style:text-properties officeooo:rsid="003d6035" style:language-asian="tr" style:country-asian="TR" style:font-name-complex="Times New Roman"/>
    </style:style>
    <style:style style:name="T163" style:family="text">
      <style:text-properties officeooo:rsid="00467d30" style:language-asian="tr" style:country-asian="TR" style:font-name-complex="Times New Roman"/>
    </style:style>
    <style:style style:name="T164" style:family="text">
      <style:text-properties officeooo:rsid="004958df" style:language-asian="tr" style:country-asian="TR" style:font-name-complex="Times New Roman"/>
    </style:style>
    <style:style style:name="T165" style:family="text">
      <style:text-properties officeooo:rsid="004e8cf1" style:language-asian="tr" style:country-asian="TR" style:font-name-complex="Times New Roman"/>
    </style:style>
    <style:style style:name="T166" style:family="text">
      <style:text-properties officeooo:rsid="00455e00" style:language-asian="tr" style:country-asian="TR" style:font-name-complex="Times New Roman"/>
    </style:style>
    <style:style style:name="T167" style:family="text">
      <style:text-properties officeooo:rsid="001c4bd1" style:language-asian="tr" style:country-asian="TR" style:font-name-complex="Times New Roman"/>
    </style:style>
    <style:style style:name="T168" style:family="text">
      <style:text-properties officeooo:rsid="0047d350" style:language-asian="tr" style:country-asian="TR" style:font-name-complex="Times New Roman"/>
    </style:style>
    <style:style style:name="T169" style:family="text">
      <style:text-properties officeooo:rsid="0016608b" style:language-asian="tr" style:country-asian="TR" style:font-name-complex="Times New Roman"/>
    </style:style>
    <style:style style:name="T170" style:family="text">
      <style:text-properties officeooo:rsid="00348da0" style:language-asian="tr" style:country-asian="TR" style:font-name-complex="Times New Roman"/>
    </style:style>
    <style:style style:name="T171" style:family="text">
      <style:text-properties officeooo:rsid="006bae34" style:language-asian="tr" style:country-asian="TR" style:font-name-complex="Times New Roman"/>
    </style:style>
    <style:style style:name="T172" style:family="text">
      <style:text-properties officeooo:rsid="008f180f" style:language-asian="tr" style:country-asian="TR" style:font-name-complex="Times New Roman"/>
    </style:style>
    <style:style style:name="T173" style:family="text">
      <style:text-properties officeooo:rsid="009100a2" style:language-asian="tr" style:country-asian="TR" style:font-name-complex="Times New Roman"/>
    </style:style>
    <style:style style:name="T174" style:family="text">
      <style:text-properties officeooo:rsid="0097ef5f" style:language-asian="tr" style:country-asian="TR" style:font-name-complex="Times New Roman"/>
    </style:style>
    <style:style style:name="T175" style:family="text">
      <style:text-properties style:language-asian="tr" style:country-asian="TR" style:font-name-complex="Tahoma"/>
    </style:style>
    <style:style style:name="T176" style:family="text">
      <style:text-properties officeooo:rsid="003b129e" style:language-asian="tr" style:country-asian="TR" style:font-name-complex="Tahoma"/>
    </style:style>
    <style:style style:name="T177" style:family="text">
      <style:text-properties officeooo:rsid="004958df" style:language-asian="tr" style:country-asian="TR" style:font-name-complex="Tahoma"/>
    </style:style>
    <style:style style:name="T178" style:family="text">
      <style:text-properties officeooo:rsid="006bae34" style:language-asian="tr" style:country-asian="TR" style:font-name-complex="Tahoma"/>
    </style:style>
    <style:style style:name="T179" style:family="text">
      <style:text-properties officeooo:rsid="00347560"/>
    </style:style>
    <style:style style:name="T180" style:family="text">
      <style:text-properties officeooo:rsid="00348da0"/>
    </style:style>
    <style:style style:name="T181" style:family="text">
      <style:text-properties officeooo:rsid="003aa60a"/>
    </style:style>
    <style:style style:name="T182" style:family="text">
      <style:text-properties officeooo:rsid="0043c25c"/>
    </style:style>
    <style:style style:name="T183" style:family="text">
      <style:text-properties officeooo:rsid="00443595"/>
    </style:style>
    <style:style style:name="T184" style:family="text">
      <style:text-properties officeooo:rsid="0047d350"/>
    </style:style>
    <style:style style:name="T185" style:family="text">
      <style:text-properties fo:font-style="italic" style:text-underline-style="solid" style:text-underline-width="auto" style:text-underline-color="font-color" fo:font-weight="bold" style:font-style-asian="italic" style:font-weight-asian="bold"/>
    </style:style>
    <style:style style:name="T1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8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8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90"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0047d350" style:font-style-asian="italic" style:font-style-complex="italic"/>
    </style:style>
    <style:style style:name="T195" style:family="text">
      <style:text-properties fo:font-style="italic" style:language-asian="tr" style:country-asian="TR" style:font-style-asian="italic" style:font-name-complex="Times New Roman" style:font-style-complex="italic"/>
    </style:style>
    <style:style style:name="T196" style:family="text">
      <style:text-properties fo:font-style="italic" officeooo:rsid="00496a67" style:language-asian="tr" style:country-asian="TR" style:font-style-asian="italic" style:font-name-complex="Times New Roman" style:font-style-complex="italic" style:font-weight-complex="normal"/>
    </style:style>
    <style:style style:name="T197" style:family="text">
      <style:text-properties fo:font-style="italic" officeooo:rsid="002b0bb3" style:language-asian="tr" style:country-asian="TR" style:font-style-asian="italic" style:font-name-complex="Times New Roman" style:font-style-complex="italic" style:font-weight-complex="normal"/>
    </style:style>
    <style:style style:name="T198" style:family="text">
      <style:text-properties officeooo:rsid="004c1294"/>
    </style:style>
    <style:style style:name="T199" style:family="text">
      <style:text-properties officeooo:rsid="004d17d8"/>
    </style:style>
    <style:style style:name="T200" style:family="text">
      <style:text-properties officeooo:rsid="005079a5"/>
    </style:style>
    <style:style style:name="T201" style:family="text">
      <style:text-properties officeooo:rsid="005e877f"/>
    </style:style>
    <style:style style:name="T202" style:family="text">
      <style:text-properties officeooo:rsid="006bae34"/>
    </style:style>
    <style:style style:name="T203" style:family="text">
      <style:text-properties style:font-name="UKIJ Ekran" officeooo:rsid="00677889"/>
    </style:style>
    <style:style style:name="T204" style:family="text">
      <style:text-properties style:font-name="UKIJ Ekran" fo:font-size="12pt" officeooo:rsid="0014a809" style:font-size-asian="12pt" style:language-asian="tr" style:country-asian="TR" style:font-name-complex="Times New Roman" style:font-size-complex="12pt"/>
    </style:style>
    <style:style style:name="T205" style:family="text">
      <style:text-properties style:font-name="UKIJ Ekran" officeooo:rsid="009100a2"/>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officeooo:rsid="006bae34"/>
    </style:style>
    <style:style style:name="T208" style:family="text">
      <style:text-properties style:font-name="Nimbus Sans L" fo:font-size="12pt" fo:font-weight="bold" officeooo:rsid="00248930" style:font-size-asian="12pt" style:language-asian="tr" style:country-asian="TR" style:font-weight-asian="bold" style:font-name-complex="Times New Roman" style:font-size-complex="12pt" style:font-weight-complex="bold"/>
    </style:style>
    <style:style style:name="T209" style:family="text">
      <style:text-properties officeooo:rsid="008676e7"/>
    </style:style>
    <style:style style:name="T210" style:family="text">
      <style:text-properties officeooo:rsid="008f180f"/>
    </style:style>
    <style:style style:name="T211" style:family="text">
      <style:text-properties officeooo:rsid="0064bc78"/>
    </style:style>
    <style:style style:name="T212" style:family="text">
      <style:text-properties officeooo:rsid="002f4e2b" style:font-name-complex="Times New Roman"/>
    </style:style>
    <style:style style:name="T213" style:family="text">
      <style:text-properties officeooo:rsid="002ff732" style:font-name-complex="Times New Roman"/>
    </style:style>
    <style:style style:name="T214" style:family="text">
      <style:text-properties officeooo:rsid="00276427"/>
    </style:style>
    <style:style style:name="T215" style:family="text">
      <style:text-properties fo:color="#000000" loext:opacity="100%" style:text-outline="false" style:text-line-through-style="none" style:text-line-through-type="none" style:font-name="UKIJ Diwani" fo:font-style="normal" fo:text-shadow="none" style:text-underline-style="none" fo:font-weight="normal" style:language-asian="tr" style:country-asian="TR" style:font-style-asian="normal" style:font-weight-asian="normal" style:font-name-complex="Times New Roman" style:text-emphasize="none"/>
    </style:style>
    <style:style style:name="T216" style:family="text">
      <style:text-properties fo:color="#000000" loext:opacity="100%" style:text-outline="false" style:text-line-through-style="none" style:text-line-through-type="none" style:font-name="UKIJ Diwani"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7" style:family="text">
      <style:text-properties officeooo:rsid="0097ef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90">MADDE </text:span><text:span text:style-name="T91">1<text:tab/></text:span><text:span text:style-name="T117">Tanım</text:span><text:span text:style-name="T119">lar</text:span><text:span text:style-name="T117">: </text:span><text:span text:style-name="T118">İ</text:span><text:span text:style-name="T119">şbu sözleşmede adı geçen; </text:span><text:span text:style-name="T108">Kiraya veren</text:span><text:span text:style-name="T118">; </text:span><text:span text:style-name="T121">mecurun</text:span><text:span text:style-name="T118"> sahibi</text:span><text:span text:style-name="T119">ni</text:span><text:span text:style-name="T118"> ve/veya vekili</text:span><text:span text:style-name="T119">ni</text:span><text:span text:style-name="T118">, </text:span><text:span text:style-name="T108">Kiracı;</text:span><text:span text:style-name="T125"> </text:span><text:span text:style-name="T128">mecuru</text:span><text:span text:style-name="T125"> kiralama hak</text:span><text:span text:style-name="T127">k</text:span><text:span text:style-name="T125">ını belirli bir ücret karşılığında </text:span><text:span text:style-name="T128">belirli bir süre</text:span><text:span text:style-name="T125"> kabul <text:s/>eden gerçek veya tüzel kişi</text:span><text:span text:style-name="T126">yi, </text:span><text:span text:style-name="T108">Sözleşme</text:span><text:span text:style-name="T118"> </text:span><text:span text:style-name="T119">t</text:span><text:span text:style-name="T118">araflarca, şartları belirlenen, şartlar üzerinde anlaşmaya varılan ve imza altına alınan </text:span><text:span text:style-name="T119">işbu </text:span><text:span text:style-name="T118">kira sözleşmesi</text:span><text:span text:style-name="T119">ni ifade eder. </text:span><text:span text:style-name="T67">İşbu k</text:span>ira sözleşmesi, kiraya verenin , <text:span text:style-name="T85">bu sözleşmede özellikleri belirtilen mecurun</text:span> kullanı<text:span text:style-name="T183">mını</text:span> <text:span text:style-name="T182">belli bir süre için</text:span> kiracıya bırakmayı, kiracının da buna karşılık, <text:span text:style-name="T182">bu süre için </text:span>kararlaştırılan kira bedelini ödemeyi üstlendiği<text:span text:style-name="T85"> </text:span>sözleşmedir.</text:p>
      <text:p text:style-name="P25"><text:span text:style-name="T141">M</text:span><text:span text:style-name="T139">ADDE </text:span><text:span text:style-name="T140">2<text:tab/></text:span><text:span text:style-name="T142">Kira süresi:</text:span><text:span text:style-name="T143"> </text:span><text:span text:style-name="T144">İşbu s</text:span><text:span text:style-name="T145">özleşme, belirli süre</text:span><text:span text:style-name="T147">lidir</text:span><text:span text:style-name="T146"> ve <text:s/>k</text:span><text:span text:style-name="T145">ararlaştırılan sürenin geçmesiyle herhangi bir bildirim olmaksızın, </text:span><text:span text:style-name="T148">bu sözleşmeden doğan haklar saklı kalmak şartıyla,</text:span><text:span text:style-name="T145"> sona ere</text:span><text:span text:style-name="T146">r. </text:span></text:p>
      <text:p text:style-name="P5"><text:span text:style-name="T96">M</text:span><text:span text:style-name="T90">ADDE 3 <text:tab/></text:span><text:span text:style-name="T110">Vergi ve benzeri yükümlülüklere katlanma borcu : </text:span>Kiralanana <text:span text:style-name="T198">ait, kültür, arsa, bina vergileri kiraya veren;</text:span> <text:span text:style-name="T200">kira stopaj </text:span>vergi<text:span text:style-name="T107">si, çevre temizlik vergisi </text:span>ve benzeri yükümlülükler <text:span text:style-name="T85">kiracı tarafından ödenecektir. </text:span><text:span text:style-name="T151">Kiracı elektrik, su, </text:span><text:span text:style-name="T153">aidat</text:span><text:span text:style-name="T151"> vb. abone gerektiren işlemlerde, kira başlangıcında abonelikleri üzerine alacaktır ve kira müddeti boyunca bu </text:span><text:span text:style-name="T154">aboneliklere ait</text:span><text:span text:style-name="T151"> giderler kiracıya aittir.</text:span></text:p>
      <text:p text:style-name="P4"><text:span text:style-name="T90">MADDE </text:span><text:span text:style-name="T91">4 <text:tab/></text:span><text:span text:style-name="T111">Yan giderlere katlanma borcu</text:span><text:span text:style-name="T90"> : </text:span>Kira<text:span text:style-name="T85">cı</text:span>, kiralananın kullanımıyla ilgili olmak üzere, kendisi veya üçüncü kişi tarafından yapılan yan giderlere katlanmakla yükümlüdür.</text:p>
      <text:p text:style-name="P6"><text:span text:style-name="T90">MADDE </text:span><text:span text:style-name="T91">5<text:tab/></text:span><text:span text:style-name="T111">Kiralananın teslim anında </text:span><text:span text:style-name="T114">ve </text:span><text:span text:style-name="T111">sonra</text:span><text:span text:style-name="T114">sı</text:span><text:span text:style-name="T111"> ayıplı hâle gelmesinden sorumluluk</text:span><text:span text:style-name="T90"> <text:tab/></text:span></text:p>
      <text:list xml:id="list4238238236" text:style-name="WWNum3">
        <text:list-header>
          <text:p text:style-name="P76"><text:span text:style-name="T76">İşbu </text:span><text:span text:style-name="T78">sözleşme aynı zamanda teslim tutanağı hükmünde olup,</text:span><text:span text:style-name="T76"> sözleşme</text:span><text:span text:style-name="T77">nin imzalanması ile </text:span><text:span text:style-name="T76">kiracı, kiralananı sağlam, ayıpsız ve eksiksiz olarak teslim aldığını kabul etmiştir. </text:span><text:span text:style-name="T75">Taşınmazda bulunan tuvalet, la</text:span><text:bookmark text:name="_GoBack"/><text:span text:style-name="T75">vabo <text:s/>banyo, vb. malzemeler kiracıya sağlam olarak teslim edilmiştir ve kira bitiminde kiracı bu malzemeleri sağlam ve eksiksiz olarak teslim etmekle yükümlüdür. Malzemelerde hasar oluşması durumunda kiracı ödemekle yükümlüdür. </text:span><text:span text:style-name="T78">Mecurun kullanılması sırasında oluşabilecek her türlü arıza, hasar vb. giderler kiracıya aittir. </text:span><text:span text:style-name="T85">Kiracının, mecurun teslimi sonrası, kendi ihtiyaçları doğrultusunda ortaya çıkabilecek ve eksik olarak tanımlayacağı şeylerin sorumluluğu kiracıya aittir. </text:span></text:p>
        </text:list-header>
      </text:list>
      <text:p text:style-name="P4"><text:span text:style-name="T90">MADDE </text:span><text:span text:style-name="T95">6</text:span><text:span text:style-name="T91"><text:tab/></text:span><text:span text:style-name="T111">Kira bedelinin indirilmesi</text:span><text:span text:style-name="T90"> : </text:span>Kiracı, <text:span text:style-name="T86">kira süresi boyunca ve sonrasında, sözleşmede belirlenen kira bedelinde, mucbir sebepler dahil, herhangi bir sebeple </text:span>indirim yapılmasını isteye<text:span text:style-name="T86">mez</text:span>.</text:p>
      <text:p text:style-name="P4"><text:span text:style-name="T90">MADDE </text:span><text:span text:style-name="T97">7</text:span><text:span text:style-name="T91"><text:tab/></text:span><text:span text:style-name="T111">Kira bedelini ödeme borcu,</text:span><text:span text:style-name="T90"> </text:span><text:span text:style-name="T94">ifa zamanı, kiracının temerrüdü</text:span><text:span text:style-name="T90"><text:tab/><text:tab/></text:span></text:p>
      <text:list xml:id="list101033203707598" text:continue-numbering="true" text:style-name="WWNum3">
        <text:list-header>
          <text:p text:style-name="P77"><text:span text:style-name="T54">Kira bedeli nettir. <text:s/></text:span><text:span text:style-name="T53">Sözleşme</text:span><text:span text:style-name="T54">de</text:span><text:span text:style-name="T53"> </text:span><text:span text:style-name="T54">belirtilen kira bedeli</text:span><text:span text:style-name="T53">, vergiler düşüldükten sonra </text:span><text:span text:style-name="T54">kiralayana </text:span><text:span text:style-name="T53">ödene</text:span><text:span text:style-name="T54">cek</text:span><text:span text:style-name="T53"> </text:span><text:span text:style-name="T55">net </text:span><text:span text:style-name="T53">miktardır. </text:span><text:span text:style-name="T54">Kira stopaj vergisi kiracı tarafından, </text:span><text:span text:style-name="T55">kiraya veren adına </text:span><text:span text:style-name="T54">ödenecektir. Her türlü resim vergi ve harçlar, ÇTV, stopaj vergisi ve kira süresi içerisinde ortaya çıkabilecek her türlü resmi ödemeler, vergi ve harçlar kiracı tarafından ödenecektir.</text:span><text:span text:style-name="T53"> Kiracı, kira bedelini </text:span><text:span text:style-name="T56">( kira bedeli aylık ödemeli yapılacaksa her ayın </text:span><text:span text:style-name="T57">1</text:span><text:span text:style-name="T58">. günü</text:span><text:span text:style-name="T56"> peşin </text:span><text:span text:style-name="T57">olarak</text:span><text:span text:style-name="T56"> )</text:span><text:span text:style-name="T53"> ve yan giderleri,</text:span><text:span text:style-name="T56"> </text:span><text:span text:style-name="T57">peşin </text:span><text:span text:style-name="T53">ödemekle yükümlüdür. </text:span><text:span text:style-name="T59">Ki</text:span><text:span text:style-name="T56">ra ödemeleri kiraya verene ait banka hesabına yatırılacaktır. </text:span><text:span text:style-name="T53">İşbu sö</text:span><text:span text:style-name="T60">z</text:span><text:span text:style-name="T53">leşme</text:span><text:span text:style-name="T61">de belirlenen</text:span><text:span text:style-name="T53"> kira bedeli</text:span><text:span text:style-name="T61">nin ödeme vadesi </text:span><text:span text:style-name="T62">sözleşme düzenleme </text:span><text:span text:style-name="T61">tarihidir.</text:span><text:span text:style-name="T53"> Ödeme çek veya senet ile taahhüt edilmiş ise ödemenin zamanında <text:s/>ödenmemesi durumunda, </text:span><text:span text:style-name="T215">müteakip bonolarda muacceliyet kesbedece</text:span><text:span text:style-name="T216">k</text:span><text:span text:style-name="T215">,</text:span><text:span text:style-name="T53"> </text:span><text:span text:style-name="T62">çek veya senedin ödeme vadesi, sözleşme düzenleme tarihi olarak kabul edilecektir </text:span><text:span text:style-name="T63">ve</text:span><text:span text:style-name="T62"> </text:span><text:span text:style-name="T53"><text:s/></text:span><text:span text:style-name="T63">k</text:span><text:span text:style-name="T62">iracı </text:span><text:span text:style-name="T63">geçmiş ve </text:span><text:span text:style-name="T62">o</text:span><text:span text:style-name="T53">turduğu süreye ait kira borcunu, </text:span><text:span text:style-name="T61">geçen her gün için, yıllık kira bedelinin yüzde </text:span><text:span text:style-name="T62">biri</text:span><text:span text:style-name="T61"> oranında </text:span><text:span text:style-name="T62">(%1)</text:span><text:span text:style-name="T61"> </text:span><text:span text:style-name="T64">günlük </text:span><text:span text:style-name="T61">ceza bedeli </text:span><text:span text:style-name="T62">ile birlikte</text:span><text:span text:style-name="T61"> ödemeyi</text:span><text:span text:style-name="T53"> peşinen kabul ve taahhüt eder.</text:span></text:p>
        </text:list-header>
      </text:list>
      <text:p text:style-name="P4"><text:span text:style-name="T90">MADDE </text:span><text:span text:style-name="T98">8</text:span><text:span text:style-name="T92"><text:tab/></text:span><text:span text:style-name="T112">Temizlik ve bakım giderlerini ödeme borcu</text:span> : Kiracı, kiralananın olağan kullanımı için gerekli temizlik ve bakım giderlerini ödemekle yükümlüdür.</text:p>
      <text:p text:style-name="P4"><text:span text:style-name="T90">MADDE </text:span><text:span text:style-name="T98">9</text:span><text:span text:style-name="T92"><text:tab/></text:span><text:span text:style-name="T95">K</text:span><text:span text:style-name="T11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104">önce kiracıya bildirmek ve bunların </text:span>yapıldığı sırada kiracının yararlarını göz önünde tutmak zorundadır. </text:p>
      <text:p text:style-name="P7"><text:span text:style-name="T90">MADDE </text:span><text:span text:style-name="T92">1</text:span><text:span text:style-name="T98">0</text:span><text:span text:style-name="T92"><text:tab/></text:span><text:span text:style-name="T112">Kiralananda yenilik ve değişiklik yapılması</text:span> : Kiraya veren, kiralananda, kira sözleşmesinin feshini gerektirmeyen ve kiracıdan katlanması beklenebilecek olan yenilik ve değişiklikler yapabilir. <text:span text:style-name="T65">Bu yenilik ve değişikliklerin yapılması sırasında kiraya veren, kiracının menfaatlerini gözetmekle yükümlüdür. </text:span>Kiracı, <text:span text:style-name="T199">mecurda bir değişiklik yapmak isterse bu ek bir sözleşme ile belirlenmelidir.</text:span> Kiracı, kiraya verenin rızasıyla yaptığı yenilik ve değişiklikler sebebiyle kiralananda ortaya çıka<text:span text:style-name="T199">bilecek</text:span> değer artışının karşılığını isteyemez. <text:span text:style-name="T150">İzin verilen, boya, badana tamirat </text:span></text:p>
      <text:p text:style-name="P28"/>
      <text:p text:style-name="P28">KİRAYA VEREN<text:tab/>KİRACI<text:tab/>ŞAHİT-KEFİL</text:p>
      <text:p text:style-name="P23"><text:tab/><text:tab/><text:tab/><text:tab/><text:tab/><text:tab/> </text:p>
      <text:p text:style-name="P8"><text:soft-page-break/><text:span text:style-name="T150">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55">Aksi bir sözleşme ile kararlaştır</text:span><text:span text:style-name="T172">ı</text:span><text:span text:style-name="T155">lmamışsa, </text:span><text:span text:style-name="T152">Kiracı, kira bitiminde yaptığı bu tip imalatları sökemez, çıkaramaz, kıramaz. Kiracı bu tip imalatları sağlam olarak kiraya verene teslim etmekle yükümlüdür. </text:span></text:p>
      <text:p text:style-name="P4"><text:span text:style-name="T90">MADDE </text:span><text:span text:style-name="T95">1</text:span><text:span text:style-name="T98">1</text:span><text:span text:style-name="T92"><text:tab/></text:span><text:span text:style-name="T112">Alt kira ve kullanım hakkının devri, </text:span><text:span text:style-name="T109">Kira ilişkisinin devri</text:span><text:span text:style-name="T90"> : </text:span>Kiracı, kiraya verenin yazılı rızası olmadıkça, kiralananı başkasına kiralayamayacağı gibi, kullanım hakkını da, kira ilişkisini <text:span text:style-name="T183">de</text:span> başkasına devredemez. </text:p>
      <text:p text:style-name="P4"><text:span text:style-name="T90">MADDE </text:span><text:span text:style-name="T92">1</text:span><text:span text:style-name="T99">2</text:span><text:span text:style-name="T92"><text:tab/></text:span><text:span text:style-name="T112">Kiralananın kullanılmaması</text:span><text:span text:style-name="T90"> :</text:span><text:span text:style-name="T66"> </text:span><text:span text:style-name="T72">Normal veya mucbir bir sebeple, m</text:span><text:span text:style-name="T70">ecur</text:span> kullanılmasa veya sınırlı olarak kullanılsa bile kiracı, kira bedelini ödemekle yükümlüdür. <text:span text:style-name="T217">İşbu sözleşme pandemi koşulları göz önünde bulundurularak düzenlenmiştir.</text:span></text:p>
      <text:p text:style-name="P4"><text:span text:style-name="T90">MADDE </text:span><text:span text:style-name="T95">1</text:span><text:span text:style-name="T99">3</text:span><text:span text:style-name="T92"><text:tab/></text:span><text:span text:style-name="T112">Kiralananın sözleşmenin bitiminden önce geri verilmesi</text:span><text:span text:style-name="T90"> <text:s/>: </text:span>Kiracı, sözleşme süresine veya fesih dönemine uymaksızın kiralananı geri verdiği takdirde, kira sözleşmesinden doğan borçları, <text:span text:style-name="T87">sözleşme bitim süresine kadar olan dönem boyunca devam eder. Bu gibi durumlarda kiracı, kiralananı başkasına devredemez. Kiraya veren, k</text:span>iralananın <text:span text:style-name="T179">güncel</text:span> koşullarla kiraya verilebileceği <text:span text:style-name="T87">yeni bir kiracı bulması </text:span>h<text:span text:style-name="T217">a</text:span>linde, kiracının kira sözleşmesinden doğan borçları sona erer. <text:s/><text:span text:style-name="T217">K</text:span><text:span text:style-name="T87">iracı sözleşmede belirtilen şartlarda, kiralananı kullanmasa bile, kira borcunu ödemekle yükümlüdür.</text:span></text:p>
      <text:p text:style-name="P9"><text:span text:style-name="T90">MADDE </text:span><text:span text:style-name="T95">1</text:span><text:span text:style-name="T99">4</text:span><text:span text:style-name="T92"><text:tab/></text:span><text:span text:style-name="T110">Sözleşmenin sona ermesi</text:span><text:span text:style-name="T66"> : </text:span><text:span text:style-name="T68">İşbu sözleşme, belirli süreli bir sözleşmedir. K</text:span>ira sözleşmesi bu sürenin sonunda kendiliğinden sona erer. <text:span text:style-name="T199">Kiracı kiralananı sözleşme bitim tarihinde boşaltmakla yükümlüdür.</text:span><text:span text:style-name="T124"> </text:span><text:span text:style-name="T135">K</text:span><text:span text:style-name="T132">iracı, </text:span><text:span text:style-name="T135">mecuru boşaltmadığı takdirde, </text:span><text:span text:style-name="T132"><text:s/></text:span><text:span text:style-name="T131">geçmiş ve </text:span><text:span text:style-name="T132">o</text:span><text:span text:style-name="T129">turduğu süreye ait kira borcunu, </text:span><text:span text:style-name="T133">geçen her gün için, yıllık kira bedelinin yüzde </text:span><text:span text:style-name="T132">biri</text:span><text:span text:style-name="T133"> oranında </text:span><text:span text:style-name="T132">(%1)</text:span><text:span text:style-name="T133"> </text:span><text:span text:style-name="T134">günlük </text:span><text:span text:style-name="T133">ceza bedeli </text:span><text:span text:style-name="T132">ile birlikte</text:span><text:span text:style-name="T133"> ödemeyi</text:span><text:span text:style-name="T129"> peşinen kabul ve taahhüt eder.</text:span></text:p>
      <text:p text:style-name="P4"><text:span text:style-name="T90">MADDE </text:span><text:span text:style-name="T95">1</text:span><text:span text:style-name="T99">5</text:span><text:span text:style-name="T90"><text:tab/></text:span><text:span text:style-name="T110">Kiracının iflası </text:span><text:span text:style-name="T115">ve ölümü : </text:span>Kiracı, kiralananın tesliminden sonra iflas eder <text:span text:style-name="T199">veya</text:span> <text:s/>öl<text:span text:style-name="T199">ürse, ö</text:span>len kiracının <text:span text:style-name="T106">mirasçıları ve </text:span>ortakları veya bu ortakların aynı meslek ve sanatı yürüten mirasçıları <text:span text:style-name="T88"><text:s/>kiranın devam etmesine yönelik istekleri, bu sözleşmeye bağlı olarak geçersizdir. </text:span><text:span text:style-name="T120">Kiracının ölümü ile bu sözleşmedeki </text:span><text:span text:style-name="T117">“Kiralananın sözleşmenin bitiminden önce geri verilmesi” </text:span><text:span text:style-name="T120">maddesinde belirtilen şartlar uygulanır. </text:span><text:span text:style-name="T88">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10">t</text:span><text:span text:style-name="T88">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90">MADDE </text:span><text:span text:style-name="T95">1</text:span><text:span text:style-name="T99">6</text:span><text:span text:style-name="T93"><text:tab/></text:span><text:span text:style-name="T113">Kiralananın geri verilmesi</text:span><text:span text:style-name="T90"> <text:tab/>:</text:span><text:span text:style-name="T66"> “</text:span><text:span text:style-name="T122">Kiralananda yenilik ve değişiklik yapılması“ </text:span><text:span text:style-name="T123">maddesinde belirtilen hususlar saklı kalmak kaydıyla, k</text:span>iracı kiralananı ne durumda teslim almışsa, kira sözleşmesinin bitiminde o durumda geri vermekle yükümlüdür. <text:span text:style-name="T71">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79">de</text:span>, sözleşmeye aykırı kullanmadan doğacak zararları giderme<text:span text:style-name="T89">kle yükümlüdür.</text:span> </text:p>
      <text:p text:style-name="P4"><text:span text:style-name="T90">MADDE </text:span><text:span text:style-name="T95">1</text:span><text:span text:style-name="T99">7</text:span><text:span text:style-name="T93"><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90">MADDE </text:span><text:span text:style-name="T99">18</text:span><text:span text:style-name="T93"><text:tab/></text:span><text:span text:style-name="T113">Kullanma giderleri</text:span><text:span text:style-name="T90"> : </text:span>Kiracı, ısıtma, aydınlatma ve su gibi kullanma giderlerine katlanmakla yükümlüdür. Giderlere katlanan taraf, bu giderleri ispat edici belgelerin birer örneğini, istem üzerine diğer tarafa vermek zorundadır. </text:p>
      <text:p text:style-name="P4"><text:span text:style-name="T90">MADDE </text:span><text:span text:style-name="T95">1</text:span><text:span text:style-name="T99">9</text:span><text:span text:style-name="T93"><text:tab/></text:span><text:span text:style-name="T113">Kiracının güvence vermesi</text:span><text:span text:style-name="T90"> <text:tab/>: </text:span><text:span text:style-name="T69">K</text:span>iracı<text:span text:style-name="T105">nın</text:span> güvence verme borcu <text:span text:style-name="T105">vardır ve yıllık kira </text:span></text:p>
      <text:p text:style-name="P15">bedelinin %25 ‘i olarak yapılacaktır. </text:p>
      <text:p text:style-name="P30"/>
      <text:p text:style-name="P30">KİRAYA VEREN<text:tab/>KİRACI<text:tab/>ŞAHİT-KEFİL</text:p>
      <text:p text:style-name="P8"><text:soft-page-break/><text:span text:style-name="T90">MADDE </text:span><text:span text:style-name="T95">2</text:span><text:span text:style-name="T99">0</text:span><text:span text:style-name="T93"> <text:tab/></text:span><text:span text:style-name="T113">Kira </text:span><text:span text:style-name="T116">Yıllık Artış Oranı</text:span><text:span text:style-name="T90"> </text:span><text:span text:style-name="T93">ve </text:span><text:span text:style-name="T113">Belirlenmesi<text:tab/>: </text:span><text:span text:style-name="T105">Bir yıldan uzun süreyle yapılan sözleşmelerde </text:span>uygulanacak <text:span text:style-name="T184">yıllık kira artış oranı</text:span>, <text:span text:style-name="T179">yıllık tüketici </text:span>fiyat endeksin<text:span text:style-name="T179">in (TÜFE)</text:span> oniki aylık ortalama<text:span text:style-name="T181">sı </text:span>oranını<text:span text:style-name="T105">n %10 ‘un altında olması durumunda; %10, değişim oranının %10 ‘un üstünde olması durumunda ise, değişim oranının altında olmamak</text:span> koşuluyla <text:span text:style-name="T149">yapılacaktır.</text:span>. </text:p>
      <text:p text:style-name="P12"><text:span text:style-name="T100">MADDE </text:span><text:span text:style-name="T101">2</text:span><text:span text:style-name="T102">1</text:span><text:span text:style-name="T101"> <text:tab/></text:span><text:span text:style-name="T103">Sözleşmenin feshi : </text:span><text:span text:style-name="T150">İşbu sözleşmenin herhangi bir maddesinin ihlali ile </text:span><text:span text:style-name="T165">veya süre bitiminde</text:span><text:span text:style-name="T150">, </text:span><text:span text:style-name="T162">kiraya verenin hakları saklı kalmak şartıyla</text:span><text:span text:style-name="T150"> sözleşme fesh edilir ve kiracı mecuru hiçbir ihtara gerek kalmadan boşaltma</text:span><text:span text:style-name="T166">yı kabul ve taahhüt etmiştir.</text:span><text:span text:style-name="T150">. </text:span></text:p>
      <text:list xml:id="list101032719961579" text:continue-numbering="true" text:style-name="WWNum3">
        <text:list-header>
          <text:p text:style-name="P78"><text:span text:style-name="T100">MADDE </text:span><text:span text:style-name="T101">2</text:span><text:span text:style-name="T102">2</text:span><text:span text:style-name="T103"><text:tab/>Kefil ve şahit : </text:span><text:span text:style-name="T150">Kefil </text:span><text:span text:style-name="T166">ve şahit</text:span><text:span text:style-name="T150">, bu sözleşmeye attığı imza ile, sözleşme şartlarına uyulmaması </text:span><text:span text:style-name="T161">ve/veya bu sözleşmeyle bağlantılı tahliye taahhütnamesi vb. belgeler</text:span><text:span text:style-name="T150"> ile ortaya çıkabilecek her türlü maddi ve manevi zararların karşılanması hususunda, müteselsilen sorumlu olduğunu kabul ve beyan etmiştir. Kefil </text:span><text:span text:style-name="T167">ve Şahit</text:span><text:span text:style-name="T150">, sözleşmeyi imzalayan kişinin, </text:span><text:span text:style-name="T172">s</text:span><text:span text:style-name="T150">özleşmede adı geçen kişi olduğuna şahitlik ettiğini kabul ve beyan eder. </text:span></text:p>
          <text:p text:style-name="P79"><text:span text:style-name="T102">MADDE 23<text:tab/>Yetkili mercii ve tebligat :</text:span><text:span text:style-name="T79"> İşbu </text:span><text:span text:style-name="T166"><text:s/>sözleşmede belirtilen adresler tarafların tebligat adresleri olarak da belirlenmiş olup her türlü tebligatın bu adreslere yapılabileceği taraflarca kabul edilmişti</text:span><text:span text:style-name="T168">r.</text:span><text:span text:style-name="T166"> Taraflar, anlaşmazlık vuku</text:span><text:span text:style-name="T168">unda</text:span><text:span text:style-name="T166">, T.C. Tokat Mahkeme ve İcra Dairelerinin selahiyetini </text:span><text:span text:style-name="T165">şimdiden </text:span><text:span text:style-name="T166">kabul ve beyan etmiştir. </text:span></text:p>
          <text:p text:style-name="P79"><text:span text:style-name="T150">İşbu akit, </text:span><text:span text:style-name="T168">3</text:span><text:span text:style-name="T169"> sayfa,</text:span><text:span text:style-name="T170"> 2</text:span><text:span text:style-name="T166">3</text:span><text:span text:style-name="T170"> madde </text:span><text:span text:style-name="T166">ve kiraya veren, kiracı, kiralanan ve kira hakkında detaylardan</text:span><text:span text:style-name="T170"> </text:span><text:span text:style-name="T169">oluşur ve </text:span><text:span text:style-name="T168">1</text:span><text:span text:style-name="T150"> nüsha halinde tanzim edilmiş olup, taraflarca </text:span><text:span text:style-name="T166">okunarak, </text:span><text:span text:style-name="T150">kabul edilmiş ve imzalanmıştır.</text:span></text:p>
        </text:list-header>
      </text:list>
      <text:p text:style-name="P59"/>
      <text:p text:style-name="P70"><text:span text:style-name="T18">Sözleşmenin<text:tab/>:</text:span><text:span text:style-name="T19"> </text:span><text:span text:style-name="T12">Düzenleme Tarihi</text:span><text:span text:style-name="T13"><text:tab/></text:span><text:span text:style-name="T29">: </text:span><text:span text:style-name="T35"><text:s/></text:span><text:span text:style-name="T45">25 Şubat</text:span><text:span text:style-name="T37"> </text:span><text:span text:style-name="T35">20</text:span><text:span text:style-name="T34">2</text:span><text:span text:style-name="T45">1</text:span><text:span text:style-name="T35"> <text:s/></text:span><text:span text:style-name="T46"><text:s/><text:tab/></text:span><text:span text:style-name="T47">Düzenleme No: </text:span><text:span text:style-name="T48">20</text:span><text:span text:style-name="T49">2</text:span><text:span text:style-name="T51">1</text:span><text:span text:style-name="T52">0225</text:span><text:span text:style-name="T50">-00</text:span><text:span text:style-name="T52">1</text:span></text:p>
      <text:p text:style-name="P64"><text:span text:style-name="T188">Kiraya Veren<text:tab/>: </text:span><text:span text:style-name="T195">Adı Soyadı</text:span><text:span text:style-name="T150"><text:tab/>: </text:span><text:span text:style-name="T174">Hacı Murat BALCI</text:span><text:span text:style-name="T150"><text:tab/><text:tab/></text:span><text:span text:style-name="T192">TC Kimlik No</text:span><text:span text:style-name="T75"><text:tab/>: </text:span><text:span text:style-name="T80">36346602448</text:span></text:p>
      <text:p text:style-name="P65">Kiracı<text:tab/></text:p>
      <text:p text:style-name="P71"><text:span text:style-name="T9">Adı Soyadı</text:span><text:span text:style-name="T22"><text:tab/>: </text:span><text:span text:style-name="T32">BURSA FABRİKA SATIŞ MAĞAZASI - </text:span><text:span text:style-name="T7">A</text:span><text:span text:style-name="T6">dem DUMAN</text:span></text:p>
      <text:p text:style-name="P71"><text:span text:style-name="T9">TC Kimlik No</text:span><text:span text:style-name="T22"><text:tab/>: </text:span><text:span text:style-name="T6">341 3267 6260</text:span></text:p>
      <text:p text:style-name="P71"><text:span text:style-name="T11">Tebligat </text:span><text:span text:style-name="T9">Adres</text:span><text:span text:style-name="T22"><text:tab/>: Esentepe</text:span><text:span text:style-name="T31"> Mah. Şehit Ulaşar Cad. Belde Sitesi B Blk. K1: D:3 TOKAT </text:span></text:p>
      <text:p text:style-name="P62"><text:span text:style-name="T193">Telefon No</text:span><text:tab/>: <text:span text:style-name="T203">0 </text:span><text:span text:style-name="T205">507 276 2095</text:span></text:p>
      <text:p text:style-name="P61"><text:span text:style-name="T186">Kiralana</text:span><text:span text:style-name="T187">nın</text:span><text:span text:style-name="T191"><text:tab/></text:span></text:p>
      <text:p text:style-name="P71"><text:span text:style-name="T9">Cinsi<text:tab/></text:span><text:span text:style-name="T22"><text:tab/><text:tab/>: </text:span><text:span text:style-name="T40">İşyeri<text:tab/></text:span><text:span text:style-name="T33"><text:tab/></text:span><text:span text:style-name="T10">Kullanım Amacı</text:span><text:span text:style-name="T22"><text:tab/>:</text:span><text:span text:style-name="T23"> </text:span><text:span text:style-name="T40">Kumaş satış yeri</text:span></text:p>
      <text:p text:style-name="P71"><text:span text:style-name="T9">Adresi<text:tab/></text:span><text:span text:style-name="T22"><text:tab/><text:tab/>: </text:span><text:span text:style-name="T40">Hızarhane Cad. No:5 TOKAT</text:span></text:p>
      <text:p text:style-name="P73"><text:span text:style-name="T14">Tapu-</text:span><text:span text:style-name="T15">Abone Bi</text:span><text:span text:style-name="T14">lgileri</text:span><text:span text:style-name="T17"><text:tab/></text:span><text:span text:style-name="T22">: </text:span><text:span text:style-name="T24">Pafta: </text:span><text:span text:style-name="T41">20</text:span><text:span text:style-name="T24"> <text:tab/></text:span><text:span text:style-name="T25">A</text:span><text:span text:style-name="T22">da<text:tab/>:</text:span><text:span text:style-name="T26"> </text:span><text:span text:style-name="T41">390</text:span><text:span text:style-name="T27"><text:tab/>Parsel<text:tab/>: </text:span><text:span text:style-name="T41">89</text:span><text:span text:style-name="T8"><text:tab/>Elektrik : </text:span><text:span text:style-name="T208">12134</text:span><text:span text:style-name="T8"><text:tab/>Su : </text:span><text:span text:style-name="T208">7599</text:span><text:span text:style-name="T22"> </text:span></text:p>
      <text:p text:style-name="P61"><text:span text:style-name="T185">Kiranın </text:span><text:tab/></text:p>
      <text:p text:style-name="P70"><text:span text:style-name="T9">Başlangıç tarihi</text:span><text:span text:style-name="T22"><text:tab/>: </text:span><text:span text:style-name="T36"><text:s/></text:span><text:span text:style-name="T40">28 Şubat </text:span><text:span text:style-name="T36">202</text:span><text:span text:style-name="T40">1</text:span><text:span text:style-name="T24"><text:tab/></text:span><text:span text:style-name="T22"><text:tab/></text:span></text:p>
      <text:p text:style-name="P72"><text:span text:style-name="T9">Bitiş tarihi</text:span><text:span text:style-name="T22"><text:tab/><text:tab/>: </text:span><text:span text:style-name="T36">2</text:span><text:span text:style-name="T40">7</text:span><text:span text:style-name="T36"> </text:span><text:span text:style-name="T40">Şubat</text:span><text:span text:style-name="T36"> 202</text:span><text:span text:style-name="T40">2</text:span><text:span text:style-name="T30"><text:tab/><text:tab/><text:tab/></text:span><text:span text:style-name="T9">Süresi </text:span><text:span text:style-name="T22"><text:tab/>: </text:span><text:span text:style-name="T38">1 Yıl </text:span><text:span text:style-name="T39">(Bir Yıl)</text:span><text:span text:style-name="T28"> </text:span></text:p>
      <text:p text:style-name="P74"><text:span text:style-name="T16">Bedeli<text:tab/></text:span><text:span text:style-name="T22"><text:tab/><text:tab/>: </text:span><text:span text:style-name="T40">24</text:span><text:span text:style-name="T38">000</text:span><text:span text:style-name="T42"> </text:span><text:span text:style-name="T43">TL (</text:span><text:span text:style-name="T40">Yirmi Dört</text:span><text:span text:style-name="T38"> Bin </text:span><text:span text:style-name="T44">TL</text:span><text:span text:style-name="T43">) <text:s/>+ STOPAJ VERGİSİ</text:span></text:p>
      <text:p text:style-name="P14"><text:span text:style-name="T189">Ödeme</text:span><text:span text:style-name="T190"> Ş</text:span><text:span text:style-name="T189">ekli</text:span><text:span text:style-name="T138"><text:tab/><text:tab/>:</text:span><text:span text:style-name="T129"> </text:span><text:span text:style-name="T136">2</text:span><text:span text:style-name="T137">4</text:span><text:span text:style-name="T136">.000 TL Peşin </text:span><text:span text:style-name="T137">olarak banka hesabına yatırılacaktır.</text:span><text:span text:style-name="T136"> </text:span></text:p>
      <text:p text:style-name="P17"><text:tab/><text:tab/> </text:p>
      <text:p text:style-name="P13"><text:span text:style-name="T196">B</text:span><text:span text:style-name="T197">anka hesa</text:span><text:span text:style-name="T196">p no</text:span><text:span text:style-name="T130"><text:tab/>: </text:span></text:p>
      <text:p text:style-name="P21"/>
      <text:p text:style-name="P29"><text:span text:style-name="T211">İşyerine ait klima, Aliminyum vitrin camekanı , ferforje demir doğrama üzeri mermer basamaklar, t</text:span><text:span text:style-name="T212">uvalette </text:span><text:span text:style-name="T213">k</text:span><text:span text:style-name="T212">lozet, lavabo, lavabo bataryası, ayna, kartlı su sayacı</text:span><text:span text:style-name="T211"> vardır. </text:span><text:s/></text:p>
      <text:p text:style-name="P26"/>
      <text:p text:style-name="P60">İşbu akitteki bilgilerin doğruluğunu ve sözleşmenin tüm şartlarına uyacağımı peşinen kabul ettiğimi, <text:span text:style-name="T180">akiti okuyarak, hür irademle imzaladığımı,</text:span> beyan, <text:span text:style-name="T209">kabul</text:span> ve taahhüt ederim.</text:p>
      <text:p text:style-name="P16"/>
      <text:p text:style-name="P16"/>
      <text:p text:style-name="P16"/>
      <text:p text:style-name="P16"/>
      <text:p text:style-name="P16"/>
      <text:p text:style-name="P16"/>
      <text:p text:style-name="P31"><text:span text:style-name="T214">KİRAYA VEREN<text:tab/></text:span><text:span text:style-name="T201">K</text:span><text:span text:style-name="T214">İRACI<text:tab/>ŞAHİT-KEFİL</text:span></text:p>
      <text:p text:style-name="P24"><text:tab/><text:tab/><text:tab/><text:tab/><text:tab/><text:tab/><text:tab/><text:tab/><text:tab/></text:p>
      <text:p text:style-name="P22"/>
      <text:p text:style-name="P22"/>
      <text:p text:style-name="P22"><text:soft-page-break/></text:p>
      <text:p text:style-name="P22"/>
      <text:p text:style-name="P22"/>
      <text:p text:style-name="P18"/>
      <text:p text:style-name="P18"/>
      <text:p text:style-name="P18"/>
      <text:p text:style-name="P18">TAHLİYE TAAHHÜTNAMESİ</text:p>
      <text:p text:style-name="P18"/>
      <text:p text:style-name="P38"><text:span text:style-name="T150"><text:tab/>Halen tahtı icarımda bulunan, kiraya vereni ve özellikleri aşağıda belirtilen taşınmazı; </text:span><text:span text:style-name="T160">tahliye etmeyi taahhüt ettiğim tarih</text:span><text:span text:style-name="T163">te</text:span><text:span text:style-name="T160">, </text:span><text:span text:style-name="T163">aşağıda </text:span><text:span text:style-name="T160">tarih </text:span><text:span text:style-name="T163">ve</text:span><text:span text:style-name="T160"> sayı</text:span><text:span text:style-name="T164">sı </text:span><text:span text:style-name="T163">belirtilen </text:span><text:span text:style-name="T160">kira sözleşme</text:span><text:span text:style-name="T164">sinin</text:span><text:span text:style-name="T160"> şartlarına bağlı kalarak, </text:span><text:span text:style-name="T158"><text:s/></text:span><text:span text:style-name="T150">hiçbir kanuni merasime, ihtar ve protesto keşidesine, cevap itasına, tebliğ ve tebellüğe, </text:span><text:span text:style-name="T175">herhangi bir ihtar ve hiçbir hüküm istihsaline ve mahkemeden ilam almaya hacet kalmaksızın</text:span><text:span text:style-name="T150"> kayıtsız ve şartsız olarak boşaltmayı </text:span><text:span text:style-name="T175">kesin olarak, </text:span><text:span text:style-name="T177">hür irademle</text:span><text:span text:style-name="T175"> beyan, kabul ve taahhüt ed</text:span><text:span text:style-name="T176">iyorum</text:span><text:span text:style-name="T175">.</text:span></text:p>
      <text:p text:style-name="P35"/>
      <text:p text:style-name="P39"><text:span text:style-name="T150"><text:tab/>Gününde tahliye edemediğim </text:span><text:span text:style-name="T156">veya </text:span><text:span text:style-name="T150">etmediğim takdirde, </text:span><text:span text:style-name="T157">geçen her gün için, yıllık kira bedelinin yüzde </text:span><text:span text:style-name="T161">biri</text:span><text:span text:style-name="T157"> oranında </text:span><text:span text:style-name="T161">(%1)</text:span><text:span text:style-name="T157"> </text:span><text:span text:style-name="T160">günlük </text:span><text:span text:style-name="T157">ceza bedeli ödemeyi, </text:span><text:span text:style-name="T150">kiraya veren veya yetkili kanuni vekili tarafından aleyhime yapılacak, her türlü icra takibatı, mahkeme masrafları, avukatlık ücretleri ve benzeri tüm ücretlerinde tamamen şahsım tarafından karşılanacağını şimdiden <text:s/>kabul,</text:span><text:span text:style-name="T156"> beyan</text:span><text:span text:style-name="T150"> ve taahhüt ediyorum. İşbu taahhütname</text:span><text:span text:style-name="T159">yi</text:span><text:span text:style-name="T150"> </text:span><text:span text:style-name="T164">hür</text:span><text:span text:style-name="T150"> irademle </text:span><text:span text:style-name="T164">okudum ve</text:span><text:span text:style-name="T150"> imza</text:span><text:span text:style-name="T159">lıyorum</text:span><text:span text:style-name="T150">. </text:span></text:p>
      <text:p text:style-name="P42"/>
      <text:p text:style-name="P42"/>
      <text:p text:style-name="P49"/>
      <text:p text:style-name="P53"/>
      <text:p text:style-name="P44"/>
      <text:p text:style-name="P44"/>
      <text:p text:style-name="P41"/>
      <text:p text:style-name="P58">TAHLİYE EDİLECEK YERİN</text:p>
      <text:p text:style-name="P73"><text:span text:style-name="T204">Adresi<text:tab/>: <text:s/></text:span><text:span text:style-name="T40">Hızarhane Cad. No:5 TOKAT</text:span></text:p>
      <text:p text:style-name="P52"/>
      <text:p text:style-name="P36"><text:span text:style-name="T84">İlgili </text:span><text:span text:style-name="T81">Kira </text:span><text:span text:style-name="T82">Sözleşme</text:span><text:span text:style-name="T81">si</text:span><text:span text:style-name="T82"> Tarihi, <text:s/></text:span><text:span text:style-name="T83">No</text:span><text:span text:style-name="T82"><text:tab/>:<text:tab/></text:span></text:p>
      <text:p text:style-name="P47"/>
      <text:p text:style-name="P47">Mecurun tahliye Edileceği taahhüt edilen tarih<text:tab/>:</text:p>
      <text:p text:style-name="P47"/>
      <text:p text:style-name="P42"/>
      <text:p text:style-name="P51"/>
      <text:p text:style-name="P51"/>
      <text:p text:style-name="P51"/>
      <text:p text:style-name="P66">Kiracı<text:tab/></text:p>
      <text:p text:style-name="P75"><text:span text:style-name="T9">Adı Soyadı</text:span><text:span text:style-name="T22"><text:tab/>: </text:span><text:span text:style-name="T32">BURSA FABRİKA SATIŞ MAĞAZASI - </text:span><text:span text:style-name="T7">A</text:span><text:span text:style-name="T6">dem DUMAN</text:span></text:p>
      <text:p text:style-name="P75"><text:span text:style-name="T20">TC Kimlik No<text:tab/>: </text:span><text:span text:style-name="T21">341 3267 6260</text:span></text:p>
      <text:p text:style-name="P69"><text:span text:style-name="T194">Tebligat </text:span><text:span text:style-name="T193">Adres</text:span><text:tab/>: Esentepe<text:span text:style-name="T4"> Mah. Şehit Ulaşar Cad. Belde Sitesi B Blk. K1: D:3 TOKAT</text:span></text:p>
      <text:p text:style-name="P68"><text:span text:style-name="T193">Telefon No</text:span><text:tab/>: <text:span text:style-name="T203">0 </text:span><text:span text:style-name="T205">507 276 2095</text:span></text:p>
      <text:p text:style-name="P54"><text:tab/><text:tab/><text:tab/><text:tab/><text:tab/><text:tab/><text:tab/></text:p>
      <text:p text:style-name="P34"/>
      <text:p text:style-name="P57"><text:tab/><text:tab/><text:tab/><text:tab/><text:tab/><text:tab/><text:tab/></text:p>
      <text:p text:style-name="P51"/>
      <text:p text:style-name="P51"/>
      <text:p text:style-name="P51"/>
      <text:p text:style-name="P51"/>
      <text:p text:style-name="P51"/>
      <text:p text:style-name="P51"/>
      <text:p text:style-name="P27"><text:span text:style-name="T214"><text:tab/></text:span><text:span text:style-name="T201">K</text:span><text:span text:style-name="T214">İRACI<text:tab/>ŞAHİT-KEFİL</text:span></text:p>
      <text:p text:style-name="P51"/>
      <text:p text:style-name="P51"/>
      <text:p text:style-name="P20"><text:soft-page-break/></text:p>
      <text:p text:style-name="P20"/>
      <text:p text:style-name="P20"/>
      <text:p text:style-name="P20"/>
      <text:p text:style-name="P20"/>
      <text:p text:style-name="P20"/>
      <text:p text:style-name="P20"/>
      <text:p text:style-name="P20"/>
      <text:p text:style-name="P20">KİRA FESİH SÖZLEŞMESİ</text:p>
      <text:p text:style-name="P19"/>
      <text:p text:style-name="P19"/>
      <text:p text:style-name="P19"/>
      <text:p text:style-name="P19"/>
      <text:p text:style-name="P19"/>
      <text:p text:style-name="P40"><text:span text:style-name="T150"><text:tab/></text:span><text:span text:style-name="T171">A</text:span><text:span text:style-name="T163">şağıda </text:span><text:span text:style-name="T160">tarih </text:span><text:span text:style-name="T163">ve</text:span><text:span text:style-name="T160"> sayı</text:span><text:span text:style-name="T164">sı </text:span><text:span text:style-name="T163">belirtilen </text:span><text:span text:style-name="T160">kira sözleşme</text:span><text:span text:style-name="T164">si</text:span><text:span text:style-name="T171">ni tek taraflı olarak fesh ediyorum. Sözleşme şartları ile t</text:span><text:span text:style-name="T150">ahtı icarımda bulunan taşınmazı; </text:span><text:span text:style-name="T171">belirtilen tarihte,</text:span><text:span text:style-name="T160"> </text:span><text:span text:style-name="T163">belirtilen </text:span><text:span text:style-name="T160">kira sözleşme</text:span><text:span text:style-name="T164">sinin</text:span><text:span text:style-name="T160"> şartlarına bağlı kalarak </text:span><text:span text:style-name="T178">tahliye ettim.</text:span></text:p>
      <text:p text:style-name="P43"/>
      <text:p text:style-name="P43"/>
      <text:p text:style-name="P32"/>
      <text:p text:style-name="P32"/>
      <text:p text:style-name="P43"/>
      <text:p text:style-name="P43"/>
      <text:p text:style-name="P43"/>
      <text:p text:style-name="P43"/>
      <text:p text:style-name="P33"><text:span text:style-name="T207">FESH</text:span><text:span text:style-name="T206"> EDİLE</text:span><text:span text:style-name="T207">N</text:span><text:span text:style-name="T206"> </text:span><text:span text:style-name="T207">SÖZLEŞMENİN</text:span></text:p>
      <text:p text:style-name="P43"/>
      <text:p text:style-name="P37"><text:span text:style-name="T82">Tarihi, <text:s/></text:span><text:span text:style-name="T83">No</text:span><text:span text:style-name="T82"><text:tab/><text:tab/><text:tab/><text:tab/>:<text:tab/></text:span></text:p>
      <text:p text:style-name="P48"/>
      <text:p text:style-name="P48">Mecurun tahliye Edil<text:span text:style-name="T202">diği </text:span>tarih<text:tab/>:</text:p>
      <text:p text:style-name="P48"/>
      <text:p text:style-name="P32"/>
      <text:p text:style-name="P50"/>
      <text:p text:style-name="P50"/>
      <text:p text:style-name="P50"/>
      <text:p text:style-name="P50"/>
      <text:p text:style-name="P66">Kiracı<text:tab/></text:p>
      <text:p text:style-name="P75"><text:span text:style-name="T9">Adı Soyadı</text:span><text:span text:style-name="T22"><text:tab/>: </text:span><text:span text:style-name="T32">BURSA FABRİKA SATIŞ MAĞAZASI - </text:span><text:span text:style-name="T7">A</text:span><text:span text:style-name="T6">dem DUMAN</text:span></text:p>
      <text:p text:style-name="P67"><text:span text:style-name="T73">TC Kimlik No<text:tab/>: </text:span><text:span text:style-name="T74">341 3267 6260</text:span></text:p>
      <text:p text:style-name="P69"><text:span text:style-name="T194">Tebligat </text:span><text:span text:style-name="T193">Adres</text:span><text:tab/>: Esentepe<text:span text:style-name="T4"> Mah. Şehit Ulaşar Cad. Belde Sitesi B Blk. K1: D:3 TOKAT</text:span></text:p>
      <text:p text:style-name="P63"><text:span text:style-name="T193">Telefon No</text:span><text:tab/>: <text:span text:style-name="T203">0 </text:span><text:span text:style-name="T205">507 276 2095</text:span></text:p>
      <text:p text:style-name="P57"/>
      <text:p text:style-name="P57"/>
      <text:p text:style-name="P57"/>
      <text:p text:style-name="P45"/>
      <text:p text:style-name="P45"/>
      <text:p text:style-name="P45"/>
      <text:p text:style-name="P45"/>
      <text:p text:style-name="P45"/>
      <text:p text:style-name="P45"/>
      <text:p text:style-name="P55"/>
      <text:p text:style-name="P56"/>
      <text:p text:style-name="P56"/>
      <text:p text:style-name="P27"><text:span text:style-name="T214"><text:tab/></text:span><text:span text:style-name="T201">K</text:span><text:span text:style-name="T214">İRACI<text:tab/>ŞAHİT-KEFİL</text:span></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P2" style:family="paragraph" style:parent-style-name="Footer">
      <style:text-properties officeooo:paragraph-rsid="009665e6"/>
    </style:style>
    <style:style style:name="MT1" style:family="text">
      <style:text-properties officeooo:rsid="0045a579"/>
    </style:style>
    <style:style style:name="MT2" style:family="text">
      <style:text-properties officeooo:rsid="0092e4ba"/>
    </style:style>
    <style:style style:name="MT3" style:family="text">
      <style:text-properties officeooo:rsid="009665e6"/>
    </style:style>
    <style:style style:name="MT4" style:family="text">
      <style:text-properties officeooo:rsid="009100a2"/>
    </style:style>
    <style:style style:name="MT5"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MT6"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B</text:span><text:span text:style-name="MT3">URSA FABRİKA SATIŞ MAĞAZA</text:span><text:span text:style-name="MT4"><text:tab/> <text:s/></text:span><text:span text:style-name="MT3">ADEM DUMAN</text:span></text:p>
        <text:p text:style-name="MP2"><text:span text:style-name="MT5"><text:tab/></text:span><text:span text:style-name="MT6">341 3267 6260</text:span><text:span text:style-name="MT5"><text:tab/></text:span><text:span text:style-name="MT6">341 3267 6260</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1-03-05T10:10:31.559492611</dc:date>
    <meta:editing-duration>PT19H49M8S</meta:editing-duration>
    <meta:editing-cycles>60</meta:editing-cycles>
    <meta:generator>LibreOffice/7.0.1.2$Linux_X86_64 LibreOffice_project/7cbcfc562f6eb6708b5ff7d7397325de9e764452</meta:generator>
    <meta:print-date>2020-10-16T13:47:15.086586577</meta:print-date>
    <meta:document-statistic meta:table-count="0" meta:image-count="0" meta:object-count="0" meta:page-count="5" meta:paragraph-count="82" meta:word-count="1887" meta:character-count="13908" meta:non-whitespace-character-count="11973"/>
  </office:meta>
</office:document-meta>
</file>